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style:writing-mode="page"/>
      <style:text-properties fo:font-size="9pt" officeooo:rsid="001fd444" officeooo:paragraph-rsid="001fd444" style:font-size-asian="9pt" style:font-size-complex="9pt"/>
    </style:style>
    <style:style style:name="P2" style:family="paragraph" style:parent-style-name="Standard" style:list-style-name="L1">
      <style:paragraph-properties fo:line-height="200%" style:writing-mode="page"/>
      <style:text-properties fo:font-size="9pt" officeooo:rsid="0020194b" officeooo:paragraph-rsid="0020194b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6511146" text:style-name="L1">
        <text:list-item>
          <text:p text:style-name="P1">Hello</text:p>
        </text:list-item>
        <text:list-item>
          <text:p text:style-name="P1">world</text:p>
        </text:list-item>
        <text:list-item>
          <text:p text:style-name="P1">this</text:p>
        </text:list-item>
        <text:list-item>
          <text:p text:style-name="P1">is</text:p>
        </text:list-item>
        <text:list-item>
          <text:p text:style-name="P1">me</text:p>
        </text:list-item>
        <text:list-item>
          <text:p text:style-name="P1">how</text:p>
        </text:list-item>
        <text:list-item>
          <text:p text:style-name="P1">do</text:p>
        </text:list-item>
        <text:list-item>
          <text:p text:style-name="P1">you</text:p>
        </text:list-item>
        <text:list-item>
          <text:p text:style-name="P1">do</text:p>
        </text:list-item>
        <text:list-item>
          <text:p text:style-name="P2">hello</text:p>
        </text:list-item>
        <text:list-item>
          <text:p text:style-name="P2">hello</text:p>
        </text:list-item>
        <text:list-item>
          <text:p text:style-name="P2">hello</text:p>
        </text:list-item>
        <text:list-item>
          <text:p text:style-name="P2">hello</text:p>
        </text:list-item>
        <text:list-item>
          <text:p text:style-name="P2">hello</text:p>
        </text:list-item>
        <text:list-item>
          <text:p text:style-name="P2">hell</text:p>
        </text:list-item>
        <text:list-item>
          <text:p text:style-name="P2">hell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2:34:46.257848637</meta:creation-date>
    <dc:date>2018-03-25T10:05:47.728464282</dc:date>
    <meta:editing-duration>PT4M39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6" meta:word-count="32" meta:character-count="101" meta:non-whitespace-character-count="101"/>
  </office:meta>
</office:document-meta>
</file>